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742684707041693950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4-03T17:37:20.927296169</dc:date>
    <meta:editing-duration>P168DT7H57M17S</meta:editing-duration>
    <meta:editing-cycles>10721</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34" meta:non-whitespace-character-count="599055"/>
  </office:meta>
</office:document-meta>
</file>